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text-properties fo:language="ca" fo:country="ES" officeooo:paragraph-rsid="00280f18" fo:background-color="transparent"/>
    </style:style>
    <style:style style:name="P16" style:family="paragraph" style:parent-style-name="Standard">
      <style:paragraph-properties fo:text-align="end" style:justify-single-word="false"/>
    </style:style>
    <style:style style:name="P17" style:family="paragraph" style:parent-style-name="Standard">
      <style:text-properties officeooo:rsid="002e9bb7" officeooo:paragraph-rsid="002e9bb7"/>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center" style:justify-single-word="false"/>
      <style:text-properties style:font-name="Arial" fo:font-size="2pt" style:font-size-asian="2pt" style:font-size-complex="2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start" style:justify-single-word="false"/>
      <style:text-properties style:font-name="Courier New" fo:font-size="9pt" style:font-size-asian="9pt" style:font-size-complex="9pt"/>
    </style:style>
    <style:style style:name="P33" style:family="paragraph" style:parent-style-name="Table_20_Contents">
      <style:paragraph-properties fo:text-align="justify" style:justify-single-word="false"/>
      <style:text-properties style:font-name="Courier New" fo:font-size="8pt" style:font-size-asian="8pt" style:font-size-complex="8pt"/>
    </style:style>
    <style:style style:name="P34"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685be"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fo:language="ca" fo:country="ES" fo:background-color="transparent"/>
    </style:style>
    <style:style style:name="P40" style:family="paragraph" style:parent-style-name="Table_20_Contents">
      <style:paragraph-properties fo:text-align="justify" style:justify-single-word="false"/>
      <style:text-properties officeooo:paragraph-rsid="00280f18" fo:background-color="transparent"/>
    </style:style>
    <style:style style:name="P4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2" style:family="paragraph" style:parent-style-name="Text_20_body">
      <style:paragraph-properties fo:break-before="page"/>
    </style:style>
    <style:style style:name="P43" style:family="paragraph" style:parent-style-name="Subtitle">
      <style:paragraph-properties fo:text-align="center" style:justify-single-word="false"/>
    </style:style>
    <style:style style:name="P44" style:family="paragraph" style:parent-style-name="Title">
      <style:paragraph-properties fo:text-align="center" style:justify-single-word="false"/>
    </style:style>
    <style:style style:name="P45" style:family="paragraph" style:parent-style-name="Title">
      <style:paragraph-properties fo:text-align="center" style:justify-single-word="false"/>
      <style:text-properties fo:font-style="italic" style:font-style-asian="italic" style:font-style-complex="italic"/>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fo:background-color="transparent"/>
    </style:style>
    <style:style style:name="P5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56"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7"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8"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9"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0"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1" style:family="paragraph" style:parent-style-name="Standard" style:master-page-name="First_20_Page">
      <style:paragraph-properties fo:text-align="end" style:justify-single-word="false" style:page-number="auto"/>
      <style:text-properties style:font-name="Arial"/>
    </style:style>
    <style:style style:name="P6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6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70" style:family="paragraph" style:parent-style-name="Heading_20_3">
      <style:text-properties fo:language="ca" fo:country="ES"/>
    </style:style>
    <style:style style:name="P71"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Heading_20_3">
      <style:text-properties fo:language="ca" fo:country="ES" fo:background-color="transparent" style:language-asian="zxx" style:country-asian="none" style:language-complex="zxx" style:country-complex="none"/>
    </style:style>
    <style:style style:name="P7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75"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76" style:family="paragraph" style:parent-style-name="Heading_20_3">
      <style:text-properties fo:language="ca" fo:country="ES" officeooo:paragraph-rsid="00280f18"/>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Table_20_Contents" style:list-style-name="L14">
      <style:paragraph-properties fo:text-align="justify" style:justify-single-word="false"/>
      <style:text-properties fo:language="ca" fo:country="ES" fo:background-color="transparent"/>
    </style:style>
    <style:style style:name="P80"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81"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0"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1" style:family="paragraph" style:parent-style-name="Table_20_Contents" style:list-style-name="L23">
      <style:paragraph-properties fo:text-align="justify" style:justify-single-word="false"/>
      <style:text-properties officeooo:paragraph-rsid="002b1a1e"/>
    </style:style>
    <style:style style:name="P10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04"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0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07"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09"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10"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12"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13"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1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1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16"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17"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8"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19"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2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2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2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2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2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2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2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2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3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3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3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3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3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35"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3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37" style:family="paragraph" style:parent-style-name="Text_20_body" style:list-style-name="L14">
      <style:paragraph-properties fo:text-align="justify" style:justify-single-word="false"/>
      <style:text-properties fo:language="ca" fo:country="ES" fo:background-color="transparent"/>
    </style:style>
    <style:style style:name="P13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Text_20_body" style:list-style-name="L10">
      <style:paragraph-properties fo:text-align="justify" style:justify-single-word="false"/>
    </style:style>
    <style:style style:name="P140" style:family="paragraph" style:parent-style-name="Text_20_body" style:list-style-name="L24">
      <style:paragraph-properties fo:text-align="justify" style:justify-single-word="false"/>
      <style:text-properties officeooo:paragraph-rsid="00373148"/>
    </style:style>
    <style:style style:name="P14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4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4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44"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5"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6"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7"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8"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149"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50"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51"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52"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53"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15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9"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0" style:family="text">
      <style:text-properties style:text-line-through-style="none" style:text-line-through-type="none" style:font-name="Arial" style:language-asian="zxx" style:country-asian="none" style:language-complex="zxx" style:country-complex="none"/>
    </style:style>
    <style:style style:name="T11" style:family="text">
      <style:text-properties officeooo:rsid="000f56a1"/>
    </style:style>
    <style:style style:name="T12" style:family="text">
      <style:text-properties officeooo:rsid="000f97f6"/>
    </style:style>
    <style:style style:name="T13" style:family="text">
      <style:text-properties officeooo:rsid="001360a3"/>
    </style:style>
    <style:style style:name="T14" style:family="text">
      <style:text-properties officeooo:rsid="0018a4ff"/>
    </style:style>
    <style:style style:name="T15" style:family="text">
      <style:text-properties officeooo:rsid="001a714b"/>
    </style:style>
    <style:style style:name="T16" style:family="text">
      <style:text-properties officeooo:rsid="001df0e9"/>
    </style:style>
    <style:style style:name="T17" style:family="text">
      <style:text-properties officeooo:rsid="001f9d7f"/>
    </style:style>
    <style:style style:name="T18" style:family="text">
      <style:text-properties officeooo:rsid="00216caf"/>
    </style:style>
    <style:style style:name="T19" style:family="text">
      <style:text-properties officeooo:rsid="00216caf" fo:background-color="#ffffff" loext:char-shading-value="0"/>
    </style:style>
    <style:style style:name="T20" style:family="text">
      <style:text-properties officeooo:rsid="00251f38"/>
    </style:style>
    <style:style style:name="T21" style:family="text">
      <style:text-properties style:language-asian="zxx" style:country-asian="none" style:language-complex="zxx" style:country-complex="none"/>
    </style:style>
    <style:style style:name="T22" style:family="text">
      <style:text-properties officeooo:rsid="00275e9b"/>
    </style:style>
    <style:style style:name="T23" style:family="text">
      <style:text-properties officeooo:rsid="00280f18"/>
    </style:style>
    <style:style style:name="T24" style:family="text">
      <style:text-properties fo:color="#000000" style:font-name="Arial1" fo:font-size="11pt" officeooo:rsid="00280f18"/>
    </style:style>
    <style:style style:name="T25" style:family="text">
      <style:text-properties fo:color="#000000" style:font-name="Arial1" fo:font-size="11pt" officeooo:rsid="00324a68"/>
    </style:style>
    <style:style style:name="T26" style:family="text">
      <style:text-properties officeooo:rsid="002b1a1e"/>
    </style:style>
    <style:style style:name="T27" style:family="text">
      <style:text-properties officeooo:rsid="002e9bb7"/>
    </style:style>
    <style:style style:name="T28" style:family="text">
      <style:text-properties officeooo:rsid="0034e92d"/>
    </style:style>
    <style:style style:name="T29" style:family="text">
      <style:text-properties officeooo:rsid="003685be"/>
    </style:style>
    <style:style style:name="T30" style:family="text">
      <style:text-properties officeooo:rsid="00373148"/>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4"/>
      <text:p text:style-name="P4"/>
      <text:p text:style-name="P6"><draw:frame draw:style-name="fr2" draw:name="gráficos2" text:anchor-type="paragraph" svg:width="6.391cm" svg:height="3.346cm" draw:z-index="32"><draw:image xlink:href="Pictures/10000201000000E90000007A56FA1ADC77FFC228.png" xlink:type="simple" xlink:show="embed" xlink:actuate="onLoad" loext:mime-type="image/png"/></draw:frame></text:p>
      <text:p text:style-name="P4"/>
      <text:p text:style-name="P44">Manual de </text:p>
      <text:p text:style-name="P45">Migració de Versions</text:p>
      <text:p text:style-name="P44">de PortaFIB</text:p>
      <text:p text:style-name="P43">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3"><draw:frame draw:style-name="fr3" draw:name="gràfics88" text:anchor-type="as-char" svg:width="4.944cm" svg:height="4.658cm" draw:z-index="34"><draw:image xlink:href="Pictures/10000201000002E6000002BBB8F8332B0EE480C1.png" xlink:type="simple" xlink:show="embed" xlink:actuate="onLoad" loext:mime-type="image/png"/></draw:frame><text:s/></text:p>
          </table:table-cell>
          <table:table-cell table:style-name="Tabla2.A1" office:value-type="string">
            <text:p text:style-name="P19"/>
          </table:table-cell>
          <table:table-cell table:style-name="Tabla2.C1" office:value-type="string">
            <text:p text:style-name="P19"><draw:frame draw:style-name="fr4" draw:name="gràfics125" text:anchor-type="char" svg:width="5.096cm" svg:height="3.911cm" draw:z-index="33"><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8">Manual de Migració de Versions de PortaFIB</text:p>
          </table:table-cell>
          <table:covered-table-cell/>
          <table:covered-table-cell/>
        </table:table-row>
        <table:table-row table:style-name="Tabla3.5">
          <table:table-cell table:style-name="Tabla3.A3" office:value-type="string" table:protected="true">
            <text:p text:style-name="P29">Estat:</text:p>
          </table:table-cell>
          <table:table-cell table:style-name="Tabla3.B4" table:number-columns-spanned="3" office:value-type="string">
            <text:p text:style-name="P18">Esborrany/Aprovat</text:p>
          </table:table-cell>
          <table:covered-table-cell/>
          <table:covered-table-cell/>
        </table:table-row>
        <table:table-row table:style-name="Tabla3.6">
          <table:table-cell table:style-name="Tabla3.A3" office:value-type="string" table:protected="true">
            <text:p text:style-name="P29">Versió:</text:p>
          </table:table-cell>
          <table:table-cell table:style-name="Tabla3.B4" table:number-columns-spanned="3" office:value-type="string">
            <text:p text:style-name="P17">2.0.2</text:p>
          </table:table-cell>
          <table:covered-table-cell/>
          <table:covered-table-cell/>
        </table:table-row>
        <table:table-row table:style-name="Tabla3.7">
          <table:table-cell table:style-name="Tabla3.A3" office:value-type="string" table:protected="true">
            <text:p text:style-name="P29">Autor/s:</text:p>
          </table:table-cell>
          <table:table-cell table:style-name="Tabla3.B4" table:number-columns-spanned="3" office:value-type="string">
            <text:p text:style-name="P18">Antoni Nadal Bennasar, <text:span text:style-name="T27">Antoni Reus Darder</text:span></text:p>
          </table:table-cell>
          <table:covered-table-cell/>
          <table:covered-table-cell/>
        </table:table-row>
        <table:table-row table:style-name="Tabla3.8">
          <table:table-cell table:style-name="Tabla3.A3" office:value-type="string" table:protected="true">
            <text:p text:style-name="P29">Creat:</text:p>
          </table:table-cell>
          <table:table-cell table:style-name="Tabla3.B4" table:number-columns-spanned="3" office:value-type="string">
            <text:p text:style-name="P18">14/02/2018</text:p>
          </table:table-cell>
          <table:covered-table-cell/>
          <table:covered-table-cell/>
        </table:table-row>
        <table:table-row table:style-name="Tabla3.9">
          <table:table-cell table:style-name="Tabla3.A3" office:value-type="string" table:protected="true">
            <text:p text:style-name="P29">Modificat</text:p>
          </table:table-cell>
          <table:table-cell table:style-name="Tabla3.B4" table:number-columns-spanned="3" office:value-type="string">
            <text:p text:style-name="P18"><text:modification-date style:data-style-name="N36">29/11/2019</text:modification-date></text:p>
          </table:table-cell>
          <table:covered-table-cell/>
          <table:covered-table-cell/>
        </table:table-row>
        <table:table-row table:style-name="Tabla3.10">
          <table:table-cell table:style-name="Tabla3.A3" office:value-type="string" table:protected="true">
            <text:p text:style-name="P29">Fitxer:</text:p>
          </table:table-cell>
          <table:table-cell table:style-name="Tabla3.B4" table:number-columns-spanned="3" office:value-type="string">
            <text:p text:style-name="P18"><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15">
          <table:table-cell table:style-name="Tabla3.B4" table:number-columns-spanned="2" office:value-type="string">
            <text:p text:style-name="P20">Crear Document </text:p>
          </table:table-cell>
          <table:covered-table-cell/>
          <table:table-cell table:style-name="Tabla3.B4" office:value-type="string">
            <text:p text:style-name="P20">A. Nadal</text:p>
          </table:table-cell>
          <table:table-cell table:style-name="Tabla3.B4" office:value-type="string">
            <text:p text:style-name="P20">14/02/2018</text:p>
          </table:table-cell>
        </table:table-row>
        <table:table-row table:style-name="Tabla3.16">
          <table:table-cell table:style-name="Tabla3.B4" table:number-columns-spanned="2" office:value-type="string">
            <text:p text:style-name="P20">Migració a 1.1.4</text:p>
          </table:table-cell>
          <table:covered-table-cell/>
          <table:table-cell table:style-name="Tabla3.B4" office:value-type="string">
            <text:p text:style-name="P20">A. Nadal</text:p>
          </table:table-cell>
          <table:table-cell table:style-name="Tabla3.B4" office:value-type="string">
            <text:p text:style-name="P20">14/02/2018</text:p>
          </table:table-cell>
        </table:table-row>
        <table:table-row table:style-name="Tabla3.17">
          <table:table-cell table:style-name="Tabla3.B4" table:number-columns-spanned="2" office:value-type="string">
            <text:p text:style-name="P21">Migració a 2.0.2</text:p>
          </table:table-cell>
          <table:covered-table-cell/>
          <table:table-cell table:style-name="Tabla3.B4" office:value-type="string">
            <text:p text:style-name="P21">A. Reus</text:p>
          </table:table-cell>
          <table:table-cell table:style-name="Tabla3.B4" office:value-type="string">
            <text:p text:style-name="P21">01/10/2019</text:p>
          </table:table-cell>
        </table:table-row>
        <table:table-row table:style-name="Tabla3.18">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19">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20">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21">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22">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1"/>
      <text:p text:style-name="P5"/>
      <text:p text:style-name="P16"/>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8">1.- Introducció<text:tab/>4</text:p>
          <text:p text:style-name="P78">2.- Migració de PortaFIB 1.0.0 a PortaFIB 1.1.0<text:tab/>4</text:p>
          <text:p text:style-name="P77">2.1.- Descripció de Millores<text:tab/>4</text:p>
          <text:p text:style-name="P77">2.2.- Actualitzar BBDD<text:tab/>4</text:p>
          <text:p text:style-name="P77">2.3.- Propietats de Sistema<text:tab/>4</text:p>
          <text:p text:style-name="P77">2.4.- Canvis Configuració Web<text:tab/>5</text:p>
          <text:p text:style-name="P78">3.- Migració de PortaFIB 1.1.0 a PortaFIB 1.1.1<text:tab/>6</text:p>
          <text:p text:style-name="P77">3.1.- Descripció de Millores<text:tab/>6</text:p>
          <text:p text:style-name="P77">3.2.- Actualitzar BBDD<text:tab/>6</text:p>
          <text:p text:style-name="P78">4.- Migració de PortaFIB 1.1.1 a PortaFIB 1.1.2<text:tab/>7</text:p>
          <text:p text:style-name="P77">4.1.- Descripció de Millores<text:tab/>7</text:p>
          <text:p text:style-name="P77">4.2.- Actualitzar BBDD<text:tab/>7</text:p>
          <text:p text:style-name="P78">5.- Migració de PortaFIB 1.1.2 a PortaFIB 1.1.3<text:tab/>7</text:p>
          <text:p text:style-name="P77">5.1.- Descripció de Millores<text:tab/>7</text:p>
          <text:p text:style-name="P77">5.2.- Actualitzar BBDD<text:tab/>7</text:p>
          <text:p text:style-name="P78">6.- Migració de PortaFIB 1.1.3 a PortaFIB 1.1.4<text:tab/>7</text:p>
          <text:p text:style-name="P77">6.1.- Descripció de Millores<text:tab/>7</text:p>
          <text:p text:style-name="P77">6.2.- Sistemes<text:tab/>8</text:p>
          <text:p text:style-name="P77">6.3.- Canvis Configuració Web<text:tab/>8</text:p>
          <text:p text:style-name="P77">6.4.- Desenvolupador<text:tab/>8</text:p>
          <text:p text:style-name="P78">7.- Migració de PortaFIB 1.1.4 a PortaFIB 1.1.5<text:tab/>9</text:p>
          <text:p text:style-name="P77">7.1.- Descripció de Millores<text:tab/>9</text:p>
          <text:p text:style-name="P77">7.2.- Canvis Configuració Web<text:tab/>9</text:p>
          <text:p text:style-name="P78">8.- Migració de PortaFIB 1.1.4 a PortaFIB 2.0<text:tab/>10</text:p>
          <text:p text:style-name="P77">8.1.- Descripció de Millores<text:tab/>10</text:p>
          <text:p text:style-name="P77">8.2.- Desenvolupador<text:tab/>10</text:p>
          <text:p text:style-name="P77">8.3.- Sistemes<text:tab/>10</text:p>
          <text:p text:style-name="P77">8.4.- Canvis Configuració Web<text:tab/>12</text:p>
          <text:p text:style-name="P78">9.- Migració de PortaFIB 2.0.0 a PortaFIB 2.0.1<text:tab/>14</text:p>
          <text:p text:style-name="P77">9.1.- Descripció de Millores<text:tab/>14</text:p>
          <text:p text:style-name="P77">9.2.- Sistemes<text:tab/>14</text:p>
          <text:p text:style-name="P77">9.3.- BBDD<text:tab/>14</text:p>
          <text:p text:style-name="P77">9.4.- Desenvolupador i Compilador de EAR<text:tab/>14</text:p>
          <text:p text:style-name="P77">9.5.- Canvis Configuració Web<text:tab/>15</text:p>
          <text:p text:style-name="P78">10.- Migració de PortaFIB 2.0.1 a PortaFIB 2.0.2<text:tab/>16</text:p>
          <text:p text:style-name="P77">10.1.- Descripció de Millores<text:tab/>16</text:p>
          <text:p text:style-name="P77">10.2.- BBDD<text:tab/>16</text:p>
          <text:p text:style-name="P77">10.3.- Desenvolupador i Compilador de EAR<text:tab/>16</text:p>
          <text:p text:style-name="P77">10.4.- Canvis Configuració Web<text:tab/>16</text:p>
          <text:p text:style-name="P78">11.- Migració de PortaFIB 2.0.2 a PortaFIB 2.0.3<text:tab/>17</text:p>
          <text:p text:style-name="P77">11.1.- Administrador<text:tab/>17</text:p>
          <text:p text:style-name="P78">12.- Migració de PortaFIB 2.0.3 a PortaFIB 2.0.4<text:tab/>17</text:p>
          <text:p text:style-name="P77">12.1.- BBDD<text:tab/>17</text:p>
        </text:index-body>
      </text:table-of-content>
      <text:p text:style-name="Text_20_body"/>
      <text:p text:style-name="P42"/>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14" text:outline-level="1"><text:bookmark-start text:name="__RefHeading___Toc1256_4092719216"/>Migració de PortaFIB 1.0.0 a PortaFIB 1.1.0<text:bookmark-end text:name="__RefHeading___Toc1256_4092719216"/></text:h>
      <text:h text:style-name="P102" text:outline-level="2"><text:bookmark-start text:name="__RefHeading___Toc1258_4092719216"/>Descripció de Millores<text:bookmark-end text:name="__RefHeading___Toc1258_4092719216"/></text:h>
      <text:p text:style-name="P53"><text:tab/>Revisar Fitxer changes.log</text:p>
      <text:h text:style-name="P102"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02"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784033767" text:style-name="L1">
        <text:list-item>
          <text:p text:style-name="P62">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62">La propietat "es.caib.portafib.checknifcertificate" del fitxer portafib-properties-service.xml s'ha mogut al camp "Comprovar NIF després de firmar" de Dades de l'Entitat</text:p>
        </text:list-item>
        <text:list-item>
          <text:p text:style-name="P62">La propietat "es.caib.portafib.defaultsignalgorit<text:span text:style-name="T11">h</text:span>mid" del fitxer portafib-properties-service.xml s'ha mogut al camp "Algorisme de firma <text:s/>(*)" de Dades de l'Entitat</text:p>
        </text:list-item>
      </text:list>
      <text:p text:style-name="P8"/>
      <text:h text:style-name="P71"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397774906" text:style-name="L2">
        <text:list-item>
          <text:p text:style-name="P63">es.caib.portafib.editableuser</text:p>
        </text:list-item>
        <text:list-item>
          <text:p text:style-name="P63">es.caib.portafib.numberoferrorsinnotificationtosendmail</text:p>
        </text:list-item>
        <text:list-item>
          <text:p text:style-name="P63">es.caib.portafib.numberoferrorstopausenotification</text:p>
        </text:list-item>
        <text:list-item>
          <text:p text:style-name="P63">es.caib.portafib.notificationtimelapse</text:p>
        </text:list-item>
        <text:list-item>
          <text:p text:style-name="P63">es.caib.portafib.signaturemodule.absoluteurl (Nova propietat en PortaFIB 1.1)</text:p>
        </text:list-item>
        <text:list-item>
          <text:p text:style-name="P63">es.caib.portafib.maxuploadsizeinbytes</text:p>
        </text:list-item>
        <text:list-item>
          <text:p text:style-name="P63">es.caib.portafib.maxfitxeradaptatsizeinbytes</text:p>
        </text:list-item>
        <text:list-item>
          <text:p text:style-name="P63">es.caib.portafib.url</text:p>
        </text:list-item>
        <text:list-item>
          <text:p text:style-name="P63">es.caib.portafib.email.from</text:p>
        </text:list-item>
        <text:list-item>
          <text:p text:style-name="P63">es.caib.portafib.automaticredirect</text:p>
        </text:list-item>
        <text:list-item>
          <text:p text:style-name="P63">es.caib.portafib.emailsgroupedsendercronexpression</text:p>
        </text:list-item>
        <text:list-item>
          <text:p text:style-name="P63">es.caib.portafib.defaultentity</text:p>
        </text:list-item>
        <text:list-item>
          <text:p text:style-name="P63">es.caib.portafib.defaultrolesincreation</text:p>
        </text:list-item>
        <text:list-item>
          <text:p text:style-name="P63">es.caib.portafib.entitatidforagentssql</text:p>
        </text:list-item>
        <text:list-item>
          <text:p text:style-name="P63">es.caib.portafib.passwordforagentssql</text:p>
        </text:list-item>
      </text:list>
      <text:p text:style-name="P8"/>
      <text:h text:style-name="P71"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647375042" text:style-name="L3">
        <text:list-item>
          <text:p text:style-name="P64">es.caib.portafib.maxitemstoshowinautocomplete</text:p>
        </text:list-item>
        <text:list-item>
          <text:p text:style-name="P64">es.caib.portafib.mincharstostartautocomplete</text:p>
        </text:list-item>
        <text:list-item>
          <text:p text:style-name="P64">es.caib.portafib.maxtimelockedsigninms</text:p>
        </text:list-item>
      </text:list>
      <text:p text:style-name="P8"><text:s text:c="11"/></text:p>
      <text:h text:style-name="P71" text:outline-level="3">Esborrar Propietats de Sistema</text:h>
      <text:p text:style-name="P8"><text:tab/>S'han d'esborrar del fitxer portafib-properties-service.xml les següent propietats:</text:p>
      <text:list xml:id="list3003561486" text:style-name="L4">
        <text:list-item>
          <text:p text:style-name="P65">es.caib.portafib.name</text:p>
        </text:list-item>
      </text:list>
      <text:p text:style-name="P8"/>
      <text:h text:style-name="P102" text:outline-level="2"><text:bookmark-start text:name="__RefHeading___Toc1264_4092719216"/>Canvis Configuració Web<text:bookmark-end text:name="__RefHeading___Toc1264_4092719216"/></text:h>
      <text:p text:style-name="P8"/>
      <text:h text:style-name="P71"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71"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819747889" text:style-name="L5">
        <text:list-item>
          <text:p text:style-name="P66">S'ha de crear un plugin de custòdia (copiar dades de portafib-properties-service.xml)(ADMIN)</text:p>
        </text:list-item>
        <text:list-item>
          <text:p text:style-name="P66">S'ha de crear una plantilla de custòdia a gust de l'entitat (ADEN)</text:p>
        </text:list-item>
        <text:list-item>
          <text:p text:style-name="P66">Modificar l'entitat per assignar-li la plantilla de custòdia corresponent.</text:p>
        </text:list-item>
        <text:list-item>
          <text:p text:style-name="P66">Eliminar les propietats "es.caib.portafib.defaultcustodymessage.{entitat_id}.{idioma}" del fitxer portafib-properties-service.xml</text:p>
        </text:list-item>
        <text:list-item>
          <text:p text:style-name="P68">Eliminar les propietats de plugin de custòdia del fitxer portafib-properties-service.xml (entrades es.caib.portafib.documentcustodyplugin.* i es.caib.portafib.plugins.documentcustody.*)</text:p>
        </text:list-item>
      </text:list>
      <text:p text:style-name="P8"/>
      <text:h text:style-name="P71"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71" text:outline-level="3">Filtres de <text:s/>Certificats</text:h>
      <text:p text:style-name="P8"/>
      <text:p text:style-name="P8">Filtres de <text:s/>Certificats (veure punt "10.3.- Filtres de Certificats" del Manual d'Usuari):</text:p>
      <text:list xml:id="list95462021" text:style-name="L6">
        <text:list-item>
          <text:p text:style-name="P67">En general: S'han d'adaptar als filtres definits en el document d'integració del MiniApplet</text:p>
        </text:list-item>
        <text:list-item>
          <text:p text:style-name="P67">Per la CAIB: S'han de substituir les següents cadenes:</text:p>
          <text:list>
            <text:list-item>
              <text:p text:style-name="P67">"checkexpiration:true" =&gt; "filters.1=nonexpired:"</text:p>
            </text:list-item>
            <text:list-item>
              <text:p text:style-name="P67">"rfc2254_rec_issuer:" <text:s/>=&gt; "filters.2=issuer.rfc2254.recurse:"</text:p>
            </text:list-item>
            <text:list-item>
              <text:p text:style-name="P67">"policyid:" <text:s text:c="2"/>=&gt; "filters.3=policyid:"</text:p>
            </text:list-item>
          </text:list>
        </text:list-item>
      </text:list>
      <text:p text:style-name="P8"/>
      <text:h text:style-name="P114" text:outline-level="1"><text:bookmark-start text:name="__RefHeading__21125_1677091252"/>Migració de PortaFIB 1.1.0 a PortaFIB 1.1.1<text:bookmark-end text:name="__RefHeading__21125_1677091252"/></text:h>
      <text:p text:style-name="P9"/>
      <text:h text:style-name="P102" text:outline-level="2"><text:bookmark-start text:name="__RefHeading___Toc1266_4092719216"/>Descripció de Millores<text:bookmark-end text:name="__RefHeading___Toc1266_4092719216"/></text:h>
      <text:p text:style-name="P47"><text:tab/><text:span text:style-name="T1">Revisar Fitxer changes.log</text:span></text:p>
      <text:h text:style-name="P102"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14" text:outline-level="1"><text:bookmark-start text:name="__RefHeading___Toc1270_4092719216"/>Migració de PortaFIB 1.1.1 a PortaFIB 1.1.2<text:bookmark-end text:name="__RefHeading___Toc1270_4092719216"/></text:h>
      <text:p text:style-name="P9"/>
      <text:h text:style-name="P102" text:outline-level="2"><text:bookmark-start text:name="__RefHeading___Toc1272_4092719216"/>Descripció de Millores<text:bookmark-end text:name="__RefHeading___Toc1272_4092719216"/></text:h>
      <text:p text:style-name="P47"><text:tab/><text:span text:style-name="T1">Revisar Fitxer changes.log</text:span></text:p>
      <text:h text:style-name="P102"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14" text:outline-level="1"><text:bookmark-start text:name="__RefHeading___Toc1276_4092719216"/>Migració de PortaFIB 1.1.2 a PortaFIB 1.1.3<text:bookmark-end text:name="__RefHeading___Toc1276_4092719216"/></text:h>
      <text:p text:style-name="P9"/>
      <text:h text:style-name="P102" text:outline-level="2"><text:bookmark-start text:name="__RefHeading___Toc1278_4092719216"/>Descripció de Millores<text:bookmark-end text:name="__RefHeading___Toc1278_4092719216"/></text:h>
      <text:p text:style-name="P47"><text:tab/><text:span text:style-name="T1">Revisar Fitxer changes.log</text:span></text:p>
      <text:h text:style-name="P102"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15" text:outline-level="1"><text:bookmark-start text:name="__RefHeading___Toc1282_4092719216"/>Migració de PortaFIB 1.1.3 a PortaFIB 1.1.4<text:bookmark-end text:name="__RefHeading___Toc1282_4092719216"/></text:h>
      <text:p text:style-name="P11"/>
      <text:h text:style-name="P102" text:outline-level="2"><text:bookmark-start text:name="__RefHeading___Toc1284_4092719216"/>Descripció de Millores<text:bookmark-end text:name="__RefHeading___Toc1284_4092719216"/></text:h>
      <text:p text:style-name="P47"><text:tab/><text:span text:style-name="T1">Revisar Fitxer changes.log</text:span></text:p>
      <text:h text:style-name="P105" text:outline-level="2" text:is-list-header="true"/>
      <text:p text:style-name="P11"/>
      <text:p text:style-name="P11"><text:soft-page-break/></text:p>
      <text:h text:style-name="P105" text:outline-level="2"><text:bookmark-start text:name="__RefHeading___Toc1286_4092719216"/>Sistemes<text:bookmark-end text:name="__RefHeading___Toc1286_4092719216"/></text:h>
      <text:list xml:id="list1409909203" text:style-name="L7">
        <text:list-item>
          <text:p text:style-name="P120">Eliminar el fitxer “portafib-notificacionsqueue-service.xml” del directori de deploy ja que no s'usa.</text:p>
        </text:list-item>
      </text:list>
      <text:h text:style-name="P105" text:outline-level="2"><text:bookmark-start text:name="__RefHeading___Toc1288_4092719216"/>Canvis Configuració Web<text:bookmark-end text:name="__RefHeading___Toc1288_4092719216"/></text:h>
      <text:list xml:id="list625892128" text:style-name="L8">
        <text:list-item>
          <text:p text:style-name="P12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2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2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2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05" text:outline-level="2"><text:bookmark-start text:name="__RefHeading___Toc1290_4092719216"/>Desenvolupador<text:bookmark-end text:name="__RefHeading___Toc1290_4092719216"/></text:h>
      <text:list xml:id="list3662478192" text:style-name="L9">
        <text:list-item>
          <text:p text:style-name="P13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38">S'ha eliminat la Coa JBoss de Notificacions CallBack i s'ha substituït per un Programador EJB. El funcionament del mateix es descriu en el manual d'usuari en un subpunt del punt “5.15.- Llistat de Notificacions CallBack”</text:p>
        </text:list-item>
        <text:list-item>
          <text:p text:style-name="P13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38">S'han solucionat una serie de Bugs en GenApp, pel que es necessari eliminar la carpeta [HOME]/.m2/repository/org/fundaciobit/genapp abans de recompilar PortaFIB.</text:p>
        </text:list-item>
        <text:list-item>
          <text:p text:style-name="P138">Afegits dos Profiles en la compilació de PortaFIB per afegir Plugins de Custòdia de forma opcional:</text:p>
          <text:list>
            <text:list-item>
              <text:list>
                <text:list-item>
                  <text:p text:style-name="P138">“-Parxiudigitalcaib”: Inclou el Plugin de DocumentCustody de l'Arxiu Digital CAIB</text:p>
                </text:list-item>
                <text:list-item>
                  <text:p text:style-name="P138"><text:soft-page-break/>“-Palfresco”: Inclou el Plugin de DocumentCustody de Alfresco </text:p>
                </text:list-item>
              </text:list>
            </text:list-item>
          </text:list>
        </text:list-item>
      </text:list>
      <text:p text:style-name="P53"/>
      <text:h text:style-name="P115" text:outline-level="1"><text:bookmark-start text:name="__RefHeading___Toc1292_4092719216"/>Migració de PortaFIB 1.1.4 a PortaFIB 1.1.5<text:bookmark-end text:name="__RefHeading___Toc1292_4092719216"/></text:h>
      <text:p text:style-name="P11"/>
      <text:h text:style-name="P102" text:outline-level="2"><text:bookmark-start text:name="__RefHeading___Toc1294_4092719216"/>Descripció de Millores<text:bookmark-end text:name="__RefHeading___Toc1294_4092719216"/></text:h>
      <text:p text:style-name="P47"><text:tab/><text:span text:style-name="T1">Revisar Fitxer changes.log</text:span></text:p>
      <text:h text:style-name="P105" text:outline-level="2"><text:bookmark-start text:name="__RefHeading___Toc1296_4092719216"/>Canvis Configuració Web<text:bookmark-end text:name="__RefHeading___Toc1296_4092719216"/></text:h>
      <text:list xml:id="list3680773863" text:style-name="L10">
        <text:list-item>
          <text:p text:style-name="P139"><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14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41">Afegida gestió de Validadors de Firma: Actualment només es suporta l'@firma. Anar a la pipella d'administrador, opció <text:s/>Mòduls de Validació de Firmes i pitjar sobre “Crear Plantilla de Mòdul de Validació de Firmes”:</text:p>
          <text:list>
            <text:list-item>
              <text:p text:style-name="P141">Noms i Descripcions: posar Plugin Validacio Firmes afirma CXF</text:p>
            </text:list-item>
            <text:list-item>
              <text:p text:style-name="P143">Classe: posar org.fundaciobit.plugins.validatesignature.afirmacxf.AfirmaCxfValidateSignaturePlugin</text:p>
            </text:list-item>
            <text:list-item>
              <text:p text:style-name="P141">Entitat: la que correspongui.</text:p>
            </text:list-item>
            <text:list-item>
              <text:p text:style-name="P141">Propietats Administrador:</text:p>
            </text:list-item>
          </text:list>
        </text:list-item>
      </text:list>
      <table:table table:name="Taula2" table:style-name="Taula2">
        <table:table-column table:style-name="Taula2.A"/>
        <table:table-row table:style-name="Taula2.1">
          <table:table-cell table:style-name="Taula2.A1" office:value-type="string">
            <text:p text:style-name="P32"># Class org.fundaciobit.plugins.validatesignature.afirmacxf.AfirmaCxfValidateSignaturePlugin</text:p>
            <text:p text:style-name="P32"/>
            <text:p text:style-name="P32"># El contingut d'aquest directori el podeu copiar de la següent ruta:</text:p>
            <text:p text:style-name="P32"># <text:s text:c="3"/>https://github.com/GovernIB/pluginsib/tree/pluginsib-1.0/plugins-validatesignature/afirmacxf/config/transformersTemplates</text:p>
            <text:p text:style-name="P32">es.caib.portafib.plugins.validatesignature.afirmacxf.TransformersTemplatesPath=D:/dades/dades/CarpetesPersonals/ProgramacioPortaFIB2/pluginsib-validatesignature/afirmacxf/config/transformersTemplates</text:p>
            <text:p text:style-name="P32"/>
            <text:p text:style-name="P32">#es.caib.portafib.plugins.validatesignature.afirmacxf.debug=false</text:p>
            <text:p text:style-name="P32">#es.caib.portafib.plugins.validatesignature.afirmacxf.printxml=false</text:p>
            <text:p text:style-name="P32"/>
            <text:p text:style-name="P32">es.caib.portafib.plugins.validatesignature.afirmacxf.ignoreservercertificates=true</text:p>
            <text:p text:style-name="P32"/>
            <text:p text:style-name="P32"># Obligatiori. Aplicació definida dins "Gestión de Aplicaciones" de @firma federat</text:p>
            <text:p text:style-name="P32">es.caib.portafib.plugins.validatesignature.afirmacxf.applicationID=APPID</text:p>
            <text:p text:style-name="P32"/>
            <text:p text:style-name="P32">es.caib.portafib.plugins.validatesignature.afirmacxf.endpoint=https://afirmades.caib.es:4430/afirmaws/services/DSSAfirmaVerify</text:p>
            <text:p text:style-name="P32"/>
            <text:p text:style-name="P32"># USERNAME-PASSWORD Token</text:p>
            <text:p text:style-name="P32">es.caib.portafib.plugins.validatesignature.afirmacxf.authorization.username=username</text:p>
            <text:p text:style-name="P32"><text:soft-page-break/>es.caib.portafib.plugins.validatesignature.afirmacxf.authorization.password=password</text:p>
            <text:p text:style-name="P32"/>
            <text:p text:style-name="P32"># CERTIFICATE Token</text:p>
            <text:p text:style-name="P32">es.caib.portafib.plugins.validatesignature.afirmacxf.authorization.ks.path=D:/dades/dades/CarpetesPersonals/Programacio/portafib-files/afirma/nou/proves-dgidt.jks</text:p>
            <text:p text:style-name="P32">es.caib.portafib.plugins.validatesignature.afirmacxf.authorization.ks.type=JKS</text:p>
            <text:p text:style-name="P32">es.caib.portafib.plugins.validatesignature.afirmacxf.authorization.ks.password=ks_pwd</text:p>
            <text:p text:style-name="P32">es.caib.portafib.plugins.validatesignature.afirmacxf.authorization.ks.cert.alias=1</text:p>
            <text:p text:style-name="P32">es.caib.portafib.plugins.validatesignature.afirmacxf.authorization.ks.cert.password=cert_pwd</text:p>
          </table:table-cell>
        </table:table-row>
      </table:table>
      <text:p text:style-name="P47"/>
      <text:h text:style-name="P115" text:outline-level="1"><text:bookmark-start text:name="__RefHeading___Toc1298_4092719216"/>Migració de PortaFIB 1.1.4 a PortaFIB 2.0<text:bookmark-end text:name="__RefHeading___Toc1298_4092719216"/></text:h>
      <text:p text:style-name="P11"/>
      <text:h text:style-name="P102" text:outline-level="2"><text:bookmark-start text:name="__RefHeading___Toc1300_4092719216"/>Descripció de Millores<text:bookmark-end text:name="__RefHeading___Toc1300_4092719216"/></text:h>
      <text:p text:style-name="P47"><text:tab/>Revisar Fitxer changes.log</text:p>
      <text:h text:style-name="P105" text:outline-level="2"><text:bookmark-start text:name="__RefHeading___Toc1302_4092719216"/>Desenvolupador<text:bookmark-end text:name="__RefHeading___Toc1302_4092719216"/></text:h>
      <text:p text:style-name="P47"/>
      <text:list xml:id="list2657924229" text:style-name="L11">
        <text:list-item>
          <text:p text:style-name="P122">S'ha d'eliminar el següent directori [HOME]\.m2\repository\es\gob\afirma\afirma-crypto-pdf\3.3.2-SNAPSHOT</text:p>
        </text:list-item>
        <text:list-item>
          <text:p text:style-name="P122">S'ha d'eliminar el següent directori [HOME]\.m2\repository\org\fundaciobit\genapp</text:p>
        </text:list-item>
        <text:list-item>
          <text:p text:style-name="P123">S'ha d'eliminar el següent directori [HOME]\.m2\repository\org\fundaciobit\pluginsib</text:p>
        </text:list-item>
        <text:list-item>
          <text:p text:style-name="P122">De la taula PeticioDeFirma s'utilitzava el camp informacioAddicional per guardar informació d'expedient. En 2.0.0 ja hi ha camps específics per Expedient: expedientID, expedientNom i expedientUrl.</text:p>
        </text:list-item>
        <text:list-item>
          <text:p text:style-name="P122">Camps nous per informar dels detalls del Procediment: procedimentID i procedimentNom</text:p>
        </text:list-item>
        <text:list-item>
          <text:p text:style-name="P122">Camp nou informacioAddicionalAvaluable que correspon amb un tipus double. Serveix per poder filtrar per rang i agrupar segons un camp lliure (Petició de PortsIB)</text:p>
        </text:list-item>
        <text:list-item>
          <text:p text:style-name="P144">S’han eliminat els profiles de maven: ws-portafib-v2, passarelaserver-v2, passarelaweb-v2</text:p>
        </text:list-item>
        <text:list-item>
          <text:p text:style-name="P144">S’ha incorporat l’API de <text:s/>Api Firma Simple Async per a firmes diferides o asíncrones ([portafib]/apifirmaasyncsimple)</text:p>
        </text:list-item>
        <text:list-item>
          <text:p text:style-name="P145">Des de la versió 2.0.<text:span text:style-name="T14">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7"/>
      <text:h text:style-name="P105" text:outline-level="2"><text:bookmark-start text:name="__RefHeading___Toc1304_4092719216"/>Sistemes<text:bookmark-end text:name="__RefHeading___Toc1304_4092719216"/></text:h>
      <text:p text:style-name="P47"/>
      <text:h text:style-name="P73" text:outline-level="3"><text:soft-page-break/>Gestors de FileSystemManager</text:h>
      <text:p text:style-name="P4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3">&lt;!-- NOU A 2.0.0. Tipus de FileSystemManager. Opcional i valor per defecte. --&gt;</text:p>
            <text:p text:style-name="P33">es.caib.portafib.filesystemmanagerclass=org.fundaciobit.genapp.common.filesystem.SimpleFileSystemManager</text:p>
            <text:p text:style-name="P33">&lt;!-- Si volem distribuir els fitxers en directoris, llavors utilitzar aquesta classe.</text:p>
            <text:p text:style-name="P33"><text:s text:c="5"/>Revisar punt "Migracio de 1.1.4 a 2.0.0 del 'Manual de Migracions' <text:s/></text:p>
            <text:p text:style-name="P33">es.caib.portafib.filesystemmanagerclass=org.fundaciobit.genapp.common.filesystem.ThreeFolderFileSystemManager</text:p>
            <text:p text:style-name="P33">--&gt;</text:p>
          </table:table-cell>
        </table:table-row>
      </table:table>
      <text:p text:style-name="P47"/>
      <text:p text:style-name="P47"><text:tab/>Les instal·lacions de PortaFIB que vulguin migrar al nou sistema de tres carpetes llavors han de seguir les següent passes:</text:p>
      <text:list xml:id="list1883414694" text:style-name="L12">
        <text:list-item>
          <text:p text:style-name="P12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7"/>
      <text:list xml:id="list101721952462006" text:continue-numbering="true" text:style-name="L12">
        <text:list-item>
          <text:p text:style-name="P124">Compilar-la: </text:p>
        </text:list-item>
      </text:list>
      <table:table table:name="Taula5" table:style-name="Taula5">
        <table:table-column table:style-name="Taula5.A"/>
        <table:table-row>
          <table:table-cell table:style-name="Taula5.A1" office:value-type="string">
            <text:p text:style-name="P58">$ javac -d . ConverterSimpleToThreeFolder.java</text:p>
          </table:table-cell>
        </table:table-row>
      </table:table>
      <text:p text:style-name="P47"/>
      <text:list xml:id="list101720830988905" text:continue-numbering="true" text:style-name="L12">
        <text:list-item>
          <text:p text:style-name="P124">Executar-la:</text:p>
        </text:list-item>
      </text:list>
      <table:table table:name="Taula6" table:style-name="Taula6">
        <table:table-column table:style-name="Taula6.A"/>
        <table:table-row>
          <table:table-cell table:style-name="Taula6.A1" office:value-type="string">
            <text:p text:style-name="P56">$java -cp . org.fundaciobit.genapp.common.filesystem.ConverterSimpleToThreeFolder</text:p>
            <text:p text:style-name="P56">Necessita un argument que és la ruta la directori de fitxers</text:p>
          </table:table-cell>
        </table:table-row>
      </table:table>
      <text:p text:style-name="P47"/>
      <text:list xml:id="list101721001212456" text:continue-numbering="true" text:style-name="L12">
        <text:list-item>
          <text:p text:style-name="P12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57">$java -cp . org.fundaciobit.genapp.common.filesystem.ConverterSimpleToThreeFolder /files/portafib</text:p>
          </table:table-cell>
        </table:table-row>
      </table:table>
      <text:p text:style-name="P47"><text:tab/>Es que farà serà copiar els fitxers a la ruta corresponent de tres directoris. </text:p>
      <text:p text:style-name="P47"/>
      <text:list xml:id="list101722100204636" text:continue-numbering="true" text:style-name="L12">
        <text:list-item>
          <text:p text:style-name="P12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3">es.caib.portafib.filesystemmanagerclass=org.fundaciobit.genapp.common.filesystem.ThreeFolderFileSystemManager</text:p>
          </table:table-cell>
        </table:table-row>
      </table:table>
      <text:p text:style-name="P55"/>
      <text:h text:style-name="P105" text:outline-level="2"><text:bookmark-start text:name="__RefHeading___Toc1306_4092719216"/><text:soft-page-break/>Canvis Configuració Web<text:bookmark-end text:name="__RefHeading___Toc1306_4092719216"/></text:h>
      <text:p text:style-name="P47"/>
      <text:h text:style-name="P72" text:outline-level="3">Revisor de Firmes</text:h>
      <text:p text:style-name="P47"><text:tab/>S'ha afegit aquest nou role. Revisar els següent apartats del Manual d'Usuari de PortaFIB:</text:p>
      <text:list xml:id="list2318211956" text:style-name="L13">
        <text:list-item>
          <text:list>
            <text:list-item>
              <text:list>
                <text:list-item>
                  <text:list>
                    <text:list-item>
                      <text:list>
                        <text:list-item>
                          <text:list>
                            <text:list-item>
                              <text:p text:style-name="P125">Usuaris</text:p>
                            </text:list-item>
                            <text:list-item>
                              <text:p text:style-name="P125">Roles per tipus d'usuari</text:p>
                            </text:list-item>
                            <text:list-item>
                              <text:p text:style-name="P125">Gestió de Notificacions per Correu (Menú Inici)</text:p>
                            </text:list-item>
                            <text:list-item>
                              <text:p text:style-name="P125">Revisors de Firmes en Flux de Firmes</text:p>
                            </text:list-item>
                            <text:list-item>
                              <text:p text:style-name="P125">Gestió de Revisors (Menú Administrador d'Entitat)</text:p>
                            </text:list-item>
                            <text:list-item>
                              <text:p text:style-name="P125">Afegir Revisors de Firma al Flux</text:p>
                            </text:list-item>
                            <text:list-item>
                              <text:p text:style-name="P125">Menú Revisor</text:p>
                            </text:list-item>
                          </text:list>
                        </text:list-item>
                      </text:list>
                    </text:list-item>
                  </text:list>
                </text:list-item>
              </text:list>
            </text:list-item>
          </text:list>
        </text:list-item>
      </text:list>
      <text:h text:style-name="P72"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12">Els Usuaris-Aplicació que s’utilitzen per cridades WS a l’API de Passarela (Web i En Servidor) se’ls hi ha d’assignar un i sols un Perfil de Firma. Si no en tenen cap o en tenen més d’un llavors les cridades llançaran un error.</text:span></text:p>
      <text:h text:style-name="P72"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72" text:outline-level="3">Altres</text:h>
      <text:list xml:id="list1455090096" text:style-name="L14">
        <text:list-item>
          <text:p text:style-name="P14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59"/>
      <text:list xml:id="list101721452330342" text:continue-numbering="true" text:style-name="L14">
        <text:list-item>
          <text:p text:style-name="P137"><text:span text:style-name="T21">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2"><text:soft-page-break/></text:p>
      <text:list xml:id="list101720098232804" text:continue-numbering="true" text:style-name="L14">
        <text:list-item>
          <text:p text:style-name="P126">S'han ampliat les opcions d'usuaris entitat i usuaris aplicació respecte a la Política de Custòdia. Veure punt Modificar Usuari Aplicació i Modificar Usuari Entitat del “Manual d'Usuari PortaFIB”</text:p>
        </text:list-item>
      </text:list>
      <text:p text:style-name="P47"/>
      <text:list xml:id="list101720224437988" text:continue-numbering="true" text:style-name="L14">
        <text:list-item>
          <text:p text:style-name="P12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7"/>
      <text:list xml:id="list101721052940883" text:continue-numbering="true" text:style-name="L14">
        <text:list-item>
          <text:p text:style-name="P12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0">es.caib.portafib.plugins.signatureserver.afirmaserver.endpoint_upgrade=https://afirmades.caib.es:4430/afirmaws/services/DSSAfirmaVerify</text:p>
          </table:table-cell>
        </table:table-row>
      </table:table>
      <text:p text:style-name="P47"/>
      <text:list xml:id="list101721840139327" text:continue-numbering="true" text:style-name="L14">
        <text:list-item>
          <text:p text:style-name="P12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7"># 5 minuts</text:p>
            <text:p text:style-name="P47">es.caib.portafib.plugins.signatureweb.autofirma.timeoutbase=300</text:p>
          </table:table-cell>
        </table:table-row>
      </table:table>
      <text:p text:style-name="P54"/>
      <text:list xml:id="list101721961936121" text:continue-numbering="true" text:style-name="L14">
        <text:list-item>
          <text:p text:style-name="P137"><text:span text:style-name="T21">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2"/>
      <text:list xml:id="list101720681530008" text:continue-numbering="true" text:style-name="L14">
        <text:list-item>
          <text:p text:style-name="P137">Nou Plugin de Firma Web de FNMT Cloud: Veure el subapartat “Plugin de Firma Web de FNMTCloud” de punt “Implementacions de Plugins o Mòduls de Firma Web” si es vol donar d'alta.</text:p>
        </text:list-item>
      </text:list>
      <text:p text:style-name="P52"/>
      <text:list xml:id="list101721234959250" text:continue-numbering="true" text:style-name="L14">
        <text:list-item>
          <text:p text:style-name="P79"><text:span text:style-name="T10">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9">#242</text:span></text:p>
          <text:p text:style-name="P80"/>
        </text:list-item>
        <text:list-item>
          <text:p text:style-name="P81">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9"/>
      <text:list xml:id="list101720912902348" text:continue-numbering="true" text:style-name="L14">
        <text:list-item>
          <text:p text:style-name="P81"><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7"/>
      <text:p text:style-name="P37"/>
      <text:p text:style-name="P37"/>
      <text:h text:style-name="P116" text:outline-level="1"><text:bookmark-start text:name="__RefHeading___Toc1308_4092719216"/>Migració de PortaFIB <text:span text:style-name="T13">2</text:span>.<text:span text:style-name="T13">0</text:span>.<text:span text:style-name="T13">0</text:span> a PortaFIB 2.0.<text:span text:style-name="T13">1</text:span><text:bookmark-end text:name="__RefHeading___Toc1308_4092719216"/></text:h>
      <text:p text:style-name="P12"/>
      <text:h text:style-name="P103" text:outline-level="2"><text:bookmark-start text:name="__RefHeading___Toc1310_4092719216"/>Descripció de Millores<text:bookmark-end text:name="__RefHeading___Toc1310_4092719216"/></text:h>
      <text:list xml:id="list2409593477" text:style-name="L15">
        <text:list-item>
          <text:p text:style-name="P149">Revisar Fitxer changes.log</text:p>
        </text:list-item>
        <text:list-item>
          <text:p text:style-name="P151">Ja es permet la Firma de Documents PDF/A de qualsevol tipus</text:p>
        </text:list-item>
        <text:list-item>
          <text:p text:style-name="P151">Ja es fa qualsevol firma sense necessitat d’adaptar el document PDF abans. </text:p>
        </text:list-item>
      </text:list>
      <text:h text:style-name="P109" text:outline-level="2"><text:bookmark-start text:name="__RefHeading___Toc1312_4092719216"/>Sistemes<text:bookmark-end text:name="__RefHeading___Toc1312_4092719216"/></text:h>
      <text:list xml:id="list2302936226" text:style-name="L16">
        <text:list-item>
          <text:p text:style-name="P12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1"/>
      <text:h text:style-name="P110" text:outline-level="2"><text:bookmark-start text:name="__RefHeading___Toc1314_4092719216"/>BBDD<text:bookmark-end text:name="__RefHeading___Toc1314_4092719216"/></text:h>
      <text:list xml:id="list101721226007094" text:continue-numbering="true" text:style-name="L16">
        <text:list-item>
          <text:p text:style-name="P130">Afegir nous tipus Documentals #274</text:p>
        </text:list-item>
        <text:list-item>
          <text:p text:style-name="P129">Nou camp de Petició de Firma anomenat origendepeticiodefirma.</text:p>
        </text:list-item>
      </text:list>
      <text:p text:style-name="P48"/>
      <text:h text:style-name="P106" text:outline-level="2"><text:bookmark-start text:name="__RefHeading___Toc1316_4092719216"/><text:span text:style-name="T15">D</text:span>esenvolupador <text:span text:style-name="T17">i Compilador de EAR</text:span><text:bookmark-end text:name="__RefHeading___Toc1316_4092719216"/></text:h>
      <text:list xml:id="list1099583318" text:style-name="L17">
        <text:list-item>
          <text:p text:style-name="P146">Documentar API Firma Asincrona Simple #273</text:p>
        </text:list-item>
        <text:list-item>
          <text:p text:style-name="P82">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84">Esborrar la llibreria afirma-crypto-pdf del repositori local maven: esborrar la carpeta [HOME]\.m2\repository\es\gob\afirma\afirma-crypto-pdf\3.3.2-SNAPSHOT.</text:p>
        </text:list-item>
      </text:list>
      <text:p text:style-name="P37"/>
      <text:h text:style-name="P107" text:outline-level="2"><text:bookmark-start text:name="__RefHeading___Toc1318_4092719216"/><text:soft-page-break/>Canvis Configuració Web<text:bookmark-end text:name="__RefHeading___Toc1318_4092719216"/></text:h>
      <text:p text:style-name="P37"/>
      <text:h text:style-name="P70" text:outline-level="3">Administrador</text:h>
      <text:list xml:id="list3489673427" text:style-name="L18">
        <text:list-item>
          <text:p text:style-name="P83">Nova propietat global associada a l'API Rest External Signature "es.caib.portafib.<text:span text:style-name="T16">portafiburlforexternalsignatures": Opcional. Requerida si és fa ús de l'API Rest de ExternalSignature per informar a usuaris de terceres aplicacions </text:span>de la ruta <text:s/>arrel de <text:span text:style-name="T16">PortaFIB</text:span></text:p>
        </text:list-item>
        <text:list-item>
          <text:p text:style-name="P85">Nova opció de Menú "Consulta Propietats de Sistema" que serveix per consultar les Propietats de Sistema de PortaFIB i veure quines són Desconegudes o Obsoletes.</text:p>
        </text:list-item>
        <text:list-item>
          <text:p text:style-name="P86">Revisar l'opció de menú "Gestió de Propietats Globals" <text:span text:style-name="T18">ja que se li ha incorporat una nova columna que indica les Propietats </text:span>Desconegudes o Obsoletes.</text:p>
        </text:list-item>
        <text:list-item>
          <text:p text:style-name="P88">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89"/>
        </text:list-item>
      </text:list>
      <text:p text:style-name="P10"/>
      <text:h text:style-name="P74" text:outline-level="3">Administrador Entitat</text:h>
      <text:list xml:id="list1876794564" text:style-name="L19">
        <text:list-item>
          <text:p text:style-name="P90">Esborrades les propietats es.caib.portafib.transformpdfa i <text:s/>es.caib.portafib.forcecleanpdf</text:p>
        </text:list-item>
        <text:list-item>
          <text:p text:style-name="P92">Afegides estadistiques de Número de Firmes realitzades.</text:p>
        </text:list-item>
        <text:list-item>
          <text:p text:style-name="P90">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87">Revisar l'opció de menú "Gestió de Propietats d’Entitat" <text:span text:style-name="T19">ja que se li ha incorporat una nova columna que indica les Propietats </text:span>Desconegudes o Obsoletes.</text:p>
        </text:list-item>
        <text:list-item>
          <text:p text:style-name="P92">Nova opció de menú "Bitàcola de Peticions de Firma", per consultar <text:span text:style-name="T20">bitàcoles</text:span> de peticions esborrades i <text:span text:style-name="T20">bitàcoles</text:span> d'un dia en concret.</text:p>
        </text:list-item>
        <text:list-item>
          <text:p text:style-name="P95">Noves polítiques de Custòdia <text:s/>per Usuari Entitat, Usuari Aplicació i Entitat:</text:p>
          <text:list>
            <text:list-item>
              <text:p text:style-name="P93"><text:span text:style-name="T20">Usar la Política</text:span> <text:span text:style-name="T20">de </text:span>Cust<text:span text:style-name="T20">ò</text:span>dia <text:span text:style-name="T20">d</text:span>efinida <text:span text:style-name="T20">en l’entitat. (Només per Usuari-Entitat i Usuari Aplicació)</text:span></text:p>
            </text:list-item>
            <text:list-item>
              <text:p text:style-name="P92"><text:span text:style-name="T20">Política</text:span> Cust<text:span text:style-name="T20">ò</text:span>dia No Permetre: <text:span text:style-name="T20">No permet custòdia</text:span></text:p>
            </text:list-item>
            <text:list-item>
              <text:p text:style-name="P94"><text:span text:style-name="T20">Política</text:span> Cust<text:span text:style-name="T20">ò</text:span>dia Obligatori Plantilla <text:span text:style-name="T20">d</text:span>efinida <text:span text:style-name="T20">a continuació</text:span>: Obligatori Plantilla <text:span text:style-name="T20">elegida e</text:span>n Entitat, Usuari-Entitat <text:s/><text:span text:style-name="T20">o</text:span> Usuari-Aplicació.</text:p>
            </text:list-item>
            <text:list-item>
              <text:p text:style-name="P92"><text:span text:style-name="T20">Política</text:span> Cust<text:span text:style-name="T20">ò</text:span>dia Sense Custodia <text:span text:style-name="T20">o Política</text:span> <text:span text:style-name="T20">d</text:span>efinida <text:span text:style-name="T20">e</text:span>n <text:span text:style-name="T20">e</text:span>ntitat <text:span text:style-name="T20">p</text:span>er <text:span text:style-name="T20">d</text:span>efecte <text:span text:style-name="T20">a</text:span>ctiu: <text:span text:style-name="T20">Es pot elegir entre no custodiar o elegir el sistema de custòdia definit en l’entitat. Si és el sistema qui ha d’elegir, llavors elegeix la política de custòdia definida en l’entitat.</text:span></text:p>
            </text:list-item>
            <text:list-item>
              <text:p text:style-name="P94"><text:span text:style-name="T20">Política</text:span> Cust<text:span text:style-name="T20">ò</text:span>dia Sense Custodia <text:span text:style-name="T20">o </text:span>Politica <text:span text:style-name="T20">d</text:span>efinida <text:span text:style-name="T20">e</text:span>n Entitat <text:span text:style-name="T20">p</text:span>er <text:span text:style-name="T20">d</text:span>efecte <text:span text:style-name="T20">n</text:span>o <text:span text:style-name="T20">a</text:span>ctiu: <text:span text:style-name="T20">Es pot elegir entre no custodiar o elegir el sistema de custòdia definit en l’entitat. Si és el sistema qui ha d’elegir, llavors elegeix no custodiar.</text:span></text:p>
            </text:list-item>
            <text:list-item>
              <text:p text:style-name="P94"><text:span text:style-name="T20">Política</text:span> Cust<text:span text:style-name="T20">ò</text:span>dia Llibertat Total : Llibertat Total (Selecció, Edició I Us)</text:p>
            </text:list-item>
          </text:list>
        </text:list-item>
        <text:list-item>
          <text:p text:style-name="P96">Del Menú d’Administrador d’Entitat, a les opcions «Peticions de Firma Caducades» i «Peticions de Firma d´un Destinatari» se li han afegit entrades per veure Bitàcola, poder Rebutjar i Esborrar.</text:p>
        </text:list-item>
        <text:list-item>
          <text:p text:style-name="P96"><text:soft-page-break/>Del Menú d’Administrador d’Entitat, <text:span text:style-name="T22">l</text:span>es opcions «Peticions de Firma - WS v1» i «Peticions de Firma - Async Simple v2» <text:span text:style-name="T22">s’han ajuntat en una de sola i </text:span>se li han afegit entrades per poder Rebutjar <text:span text:style-name="T22">i d’altres accions.</text:span></text:p>
        </text:list-item>
        <text:list-item>
          <text:p text:style-name="P97"><text:span text:style-name="T22">En </text:span>el Menú d’Administrador d’Entitat, <text:span text:style-name="T22">s’han afegit dues opcions de Menú: «Consulta les Peticions de Firma» i «</text:span>Gestionar les Peticions de Firma».</text:p>
        </text:list-item>
      </text:list>
      <text:p text:style-name="P34"/>
      <text:h text:style-name="P117" text:outline-level="1"><text:bookmark-start text:name="__RefHeading___Toc1320_4092719216"/>Migració de PortaFIB <text:span text:style-name="T13">2</text:span>.<text:span text:style-name="T13">0</text:span>.<text:span text:style-name="T23">1</text:span> a PortaFIB 2.0.<text:span text:style-name="T23">2</text:span><text:bookmark-end text:name="__RefHeading___Toc1320_4092719216"/></text:h>
      <text:p text:style-name="P13"/>
      <text:h text:style-name="P104" text:outline-level="2"><text:bookmark-start text:name="__RefHeading___Toc1322_4092719216"/>Descripció de Millores<text:bookmark-end text:name="__RefHeading___Toc1322_4092719216"/></text:h>
      <text:list xml:id="list101720164929109" text:continue-list="list2409593477" text:style-name="L15">
        <text:list-item>
          <text:p text:style-name="P150">Revisar Fitxer changes.log</text:p>
        </text:list-item>
        <text:list-item>
          <text:p text:style-name="P152"><text:span text:style-name="T25">Canvis Principals</text:span><text:span text:style-name="T24"> </text:span></text:p>
          <text:list>
            <text:list-item>
              <text:p text:style-name="P153"><text:span text:style-name="T28">Firmes </text:span>XADES/CADES.</text:p>
            </text:list-item>
            <text:list-item>
              <text:p text:style-name="P153">Unificació autenticació usuaris aplicació.</text:p>
            </text:list-item>
            <text:list-item>
              <text:p text:style-name="P153">Bitàcola millorada.</text:p>
            </text:list-item>
            <text:list-item>
              <text:p text:style-name="P153">....</text:p>
            </text:list-item>
          </text:list>
        </text:list-item>
      </text:list>
      <text:h text:style-name="P111" text:outline-level="2"><text:bookmark-start text:name="__RefHeading___Toc1324_4092719216"/>BBDD<text:bookmark-end text:name="__RefHeading___Toc1324_4092719216"/></text:h>
      <text:list xml:id="list457871457" text:style-name="L20">
        <text:list-item>
          <text:p text:style-name="P148">C<text:span text:style-name="T23">anvis importants a l’estructura de les dades de la bitàcola. #325</text:span></text:p>
        </text:list-item>
        <text:list-item>
          <text:p text:style-name="P13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32">Eliminar dependència de NotificacioWS respecte PeticioDeFirma #332 </text:p>
        </text:list-item>
        <text:list-item>
          <text:p text:style-name="P133">Nous camps a pfi_firma: Usuaris externs puguin firmar #162 </text:p>
        </text:list-item>
      </text:list>
      <text:p text:style-name="P49"/>
      <text:h text:style-name="P108" text:outline-level="2"><text:bookmark-start text:name="__RefHeading___Toc1326_4092719216"/><text:span text:style-name="T15">D</text:span>esenvolupador <text:span text:style-name="T17">i Compilador de EAR</text:span><text:bookmark-end text:name="__RefHeading___Toc1326_4092719216"/></text:h>
      <text:list xml:id="list2915195040" text:style-name="L21">
        <text:list-item>
          <text:p text:style-name="P147">Els mètodes relaconats amb afegir i llevar rols d’usuari aplicació exposats mitjançant l’api de Web Services V1 llancen una excepció d’operació no suportada. També el camp de contrasenya s’ignora en cas que es fixi.</text:p>
        </text:list-item>
      </text:list>
      <text:p text:style-name="P60"/>
      <text:h text:style-name="P108" text:outline-level="2"><text:bookmark-start text:name="__RefHeading___Toc1328_4092719216"/>Canvis Configuració Web<text:bookmark-end text:name="__RefHeading___Toc1328_4092719216"/></text:h>
      <text:p text:style-name="P38"/>
      <text:h text:style-name="P76" text:outline-level="3"><text:soft-page-break/>Administrador</text:h>
      <text:list xml:id="list2935777266" text:style-name="L22">
        <text:list-item>
          <text:p text:style-name="P98">Només en entorns diferents a la CAIB, des de l’opció «Gestió d’usuaris aplicació» ja no es pot assignar o llevar el role PFI_ADMIN als usuaris aplicació. A l’entorn de la CAIB atès que l’autenticació ja era centralitzada amb SEYCON aquesta opció ja no hi era.</text:p>
          <text:p text:style-name="P100"/>
          <text:p text:style-name="P91"/>
        </text:list-item>
      </text:list>
      <text:p text:style-name="P15"/>
      <text:h text:style-name="P75" text:outline-level="3">Administrador Entitat</text:h>
      <text:list xml:id="list2098277761" text:style-name="L23">
        <text:list-item>
          <text:p text:style-name="P99">Només en entorns diferents a la CAIB, des de l’opció «Gestió d’usuaris aplicació» ja no <text:span text:style-name="T26">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01"><text:span text:style-name="T8">L’</text:span><text:span text:style-name="T7">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5"/>
      <text:p text:style-name="P40"/>
      <text:p text:style-name="P40"/>
      <text:p text:style-name="P36"/>
      <text:h text:style-name="P118" text:outline-level="1"><text:bookmark-start text:name="__RefHeading___Toc1330_4092719216"/>Migració de PortaFIB <text:span text:style-name="T13">2</text:span>.<text:span text:style-name="T13">0</text:span>.<text:span text:style-name="T29">2</text:span> a PortaFIB 2.0.<text:span text:style-name="T29">3</text:span><text:bookmark-end text:name="__RefHeading___Toc1330_4092719216"/></text:h>
      <text:p text:style-name="P14"/>
      <text:h text:style-name="P113" text:outline-level="2"><text:bookmark-start text:name="__RefHeading___Toc1332_4092719216"/>Administrador<text:bookmark-end text:name="__RefHeading___Toc1332_4092719216"/></text:h>
      <text:list xml:id="list3119499840" text:style-name="L24">
        <text:list-item>
          <text:p text:style-name="P13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135"/>
      <text:h text:style-name="P119" text:outline-level="1"><text:bookmark-start text:name="__RefHeading___Toc1334_4092719216"/>Migració de PortaFIB <text:span text:style-name="T13">2</text:span>.<text:span text:style-name="T13">0</text:span>.<text:span text:style-name="T30">3</text:span> a PortaFIB 2.0.<text:span text:style-name="T30">4</text:span><text:bookmark-end text:name="__RefHeading___Toc1334_4092719216"/></text:h>
      <text:p text:style-name="P69"/>
      <text:h text:style-name="P112" text:outline-level="2"><text:bookmark-start text:name="__RefHeading___Toc1336_4092719216"/>BBDD<text:bookmark-end text:name="__RefHeading___Toc1336_4092719216"/></text:h>
      <text:list xml:id="list101720157131943" text:continue-numbering="true" text:style-name="L24">
        <text:list-item>
          <text:p text:style-name="P140"><text:span text:style-name="T3">Executar els scripts corresponents. Neteja de Traduccions orfes. </text:span>Canvi nomenclatura fitxers sql #397</text:p>
          <text:p text:style-name="P136"/>
        </text:list-item>
      </text:list>
      <text:p text:style-name="P135"/>
      <text:p text:style-name="P135"/>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1"><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4-01-14T14:56:52.65</meta:creation-date>
    <meta:editing-cycles>494</meta:editing-cycles>
    <meta:editing-duration>P26DT20H11M21S</meta:editing-duration>
    <meta:initial-creator>Antoni Nadal</meta:initial-creator>
    <dc:date>2019-11-29T10:17:19.720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7" meta:paragraph-count="338" meta:word-count="4032" meta:character-count="30146" meta:non-whitespace-character-count="26546"/>
    <meta:user-defined meta:name="Información 1"/>
    <meta:user-defined meta:name="Información 2"/>
    <meta:user-defined meta:name="Información 3"/>
    <meta:user-defined meta:name="Información 4"/>
  </office:meta>
</office:document-meta>
</file>